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694cm"/>
    </style:style>
    <style:style style:name="co6" style:family="table-column">
      <style:table-column-properties fo:break-before="auto" style:column-width="5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Nombre de persona</text:p>
          </table:table-cell>
          <table:table-cell table:style-name="ce1" office:value-type="string">
            <text:p>Requiere respaldo</text:p>
          </table:table-cell>
          <table:table-cell table:style-name="ce1" office:value-type="string">
            <text:p>Carpetas a respaldar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Responsable de ejecutar proceso</text:p>
          </table:table-cell>
        </table:table-row>
        <table:table-row table:style-name="ro2">
          <table:table-cell table:style-name="ce2" office:value-type="string">
            <text:p>Rosalinda Gonzales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/wamp/www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David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Jorge Val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:qualtop | archivos de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Nestor Castor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Rene Alfaro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Marco Antonio Vazquez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Gisselle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Raymundo Zuniga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Brend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3" office:value-type="string">
            <text:p>Mariana Garcia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outlook,sye,qualtop</text:p>
          </table:table-cell>
          <table:table-cell table:style-name="ce3" office:value-type="string">
            <text:p>faltan outlook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guadalupe hernan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,lupita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luis miguel angulo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rocio vall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respaldo rocio, outlook</text:p>
          </table:table-cell>
          <table:table-cell table:style-name="ce3" office:value-type="string">
            <text:p>Partes</text:p>
          </table:table-cell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Jose Flores </text:p>
          </table:table-cell>
          <table:table-cell table:style-name="ce3" office:value-type="string">
            <text:p>Si </text:p>
          </table:table-cell>
          <table:table-cell table:style-name="ce3" office:value-type="string">
            <text:p>Carpetas a respaldo pepe,outlook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2">
          <table:table-cell table:style-name="ce3" office:value-type="string">
            <text:p>angelica sanche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qualtop,outlook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Samuel Reyna</text:p>
          </table:table-cell>
        </table:table-row>
        <table:table-row table:style-name="ro2">
          <table:table-cell table:style-name="ce2" office:value-type="string">
            <text:p>garardo axel alba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armando esparza garcia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2" office:value-type="string">
            <text:p>jorge perales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style-name="ce3" office:value-type="string">
            <text:p>jose luis florez urib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 mis documentos escritorio</text:p>
          </table:table-cell>
          <table:table-cell table:style-name="ce3"/>
          <table:table-cell table:style-name="ce1" office:value-type="string">
            <text:p>Samuel Reyna</text:p>
          </table:table-cell>
        </table:table-row>
        <table:table-row table:style-name="ro2">
          <table:table-cell table:style-name="ce2" office:value-type="string">
            <text:p>rodrigo toled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s outlook,skype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>
          <table:table-cell table:style-name="ce2" office:value-type="string">
            <text:p>Lizetthe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orreo , escritorio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4">
          <table:table-cell table:style-name="ce3" office:value-type="string">
            <text:p>andrea cru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s outlook,andrea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4">
          <table:table-cell table:style-name="ce2" office:value-type="string">
            <text:p>armando castr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<text:a xlink:href="../../../../../c:/qualtop,correo">c:/qualtop,correo</text:a> <text:s text:c="4"/>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8:04</meta:creation-date>
    <dc:date>2015-04-01T15:12:25</dc:date>
    <meta:editing-duration>PT5H13M7S</meta:editing-duration>
    <meta:editing-cycles>12</meta:editing-cycles>
    <meta:generator>LibreOffice/3.5$Linux_X86_64 LibreOffice_project/350m1$Build-2</meta:generator>
    <meta:document-statistic meta:table-count="3" meta:cell-count="90" meta:object-count="0"/>
  </office:meta>
</office:document-meta>
</file>